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5-10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5-03-0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4-10-23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4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3-10-1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3-02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2-02-2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1-11-0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1-03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0-10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20-03-0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9-02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8-11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8-03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7-11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7-02-2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6-11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6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6-06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6-03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5-09-1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5-06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5-03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4-12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4-09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3-12-2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3-09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3-06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3-03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2-12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2-03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1-12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1-09-2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1-03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0-12-1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0-09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0-06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1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9-12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9-09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9-06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9-03-2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9-02-05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8-06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7-10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7-06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7-02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6-02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5-09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5-05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5-02-05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4-03-17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3-10-16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0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200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8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8-05-08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7-09-1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5-04-0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4-12-0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3-10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9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9-10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9-04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8-11-1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8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3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2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8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1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70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9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5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4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2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2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87</text:p>
          </table:table-cell>
          <table:table-cell office:value-type="string" calcext:value-type="string">
            <text:p>26S/33E-13DAA</text:p>
          </table:table-cell>
          <table:table-cell office:value-type="string" calcext:value-type="string">
            <text:p>1962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